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Heading_20_1.title">ONE LAPTOP PER CHILD DEPLOYMENT GUIDE 2011</text:p>
      <text:h text:style-name="Heading_20_1" text:outline-level="1"><text:bookmark-start text:name="OrgXref.sec-1"/><text:bookmark text:name="sec-1"/><text:a xlink:type="simple" xlink:href="../olpc-deployment-guide-one-laptop-per-child.org">One Laptop per Child</text:a> <text:bookmark-end text:name="OrgXref.sec-1"/></text:h>
      <text:h text:style-name="Heading_20_1" text:outline-level="1"><text:bookmark-start text:name="OrgXref.sec-2"/><text:bookmark text:name="sec-2"/><text:a xlink:type="simple" xlink:href="../olpc-deployment-guide-olpc-learning-strategy.org">OLPC Learning Strategy</text:a> <text:bookmark-end text:name="OrgXref.sec-2"/></text:h>
      <text:h text:style-name="Heading_20_1" text:outline-level="1"><text:bookmark-start text:name="OrgXref.sec-3"/><text:bookmark text:name="sec-3"/><text:a xlink:type="simple" xlink:href="../olpc-deployment-guide-introduction-to-deployment-guide.org">Introduction to Deployment Guide</text:a> <text:bookmark-end text:name="OrgXref.sec-3"/></text:h>
      <text:h text:style-name="Heading_20_1" text:outline-level="1"><text:bookmark-start text:name="OrgXref.sec-4"/><text:bookmark text:name="sec-4"/><text:a xlink:type="simple" xlink:href="../olpc-deployment-guide-project-implementation.org">Project Implementation</text:a> <text:bookmark-end text:name="OrgXref.sec-4"/></text:h>
      <text:h text:style-name="Heading_20_1" text:outline-level="1"><text:bookmark-start text:name="OrgXref.sec-5"/><text:bookmark text:name="sec-5"/><text:a xlink:type="simple" xlink:href="../olpc-deployment-guide-olpc-support-strategy.org">OLPC Support Strategy</text:a> <text:bookmark-end text:name="OrgXref.sec-5"/></text:h>
      <text:h text:style-name="Heading_20_1" text:outline-level="1"><text:bookmark-start text:name="OrgXref.sec-6"/><text:bookmark text:name="sec-6"/><text:a xlink:type="simple" xlink:href="../olpc-deployment-guide-planning-phase.org">Planning Phase</text:a> <text:bookmark-end text:name="OrgXref.sec-6"/></text:h>
      <text:h text:style-name="Heading_20_1" text:outline-level="1"><text:bookmark-start text:name="OrgXref.sec-7"/><text:bookmark text:name="sec-7"/><text:a xlink:type="simple" xlink:href="../olpc-deployment-guide-feasibility-study.org">Feasibility study</text:a> <text:bookmark-end text:name="OrgXref.sec-7"/></text:h>
      <text:h text:style-name="Heading_20_1" text:outline-level="1"><text:bookmark-start text:name="OrgXref.sec-8"/><text:bookmark text:name="sec-8"/><text:a xlink:type="simple" xlink:href="../olpc-deployment-guide-purchase-agreements-and-ordering-process.org">Purchase Agreements and Ordering Process</text:a> <text:bookmark-end text:name="OrgXref.sec-8"/></text:h>
      <text:h text:style-name="Heading_20_1" text:outline-level="1"><text:bookmark-start text:name="OrgXref.sec-9"/><text:bookmark text:name="sec-9"/><text:a xlink:type="simple" xlink:href="../olpc-deployment-guide-deployment-phase.org">Deployment Phase</text:a> <text:bookmark-end text:name="OrgXref.sec-9"/></text:h>
      <text:h text:style-name="Heading_20_1" text:outline-level="1"><text:bookmark-start text:name="OrgXref.sec-10"/><text:bookmark text:name="sec-10"/><text:a xlink:type="simple" xlink:href="../olpc-deployment-guide-post-deployment-phase.org">Post Deployment Phase</text:a> <text:bookmark-end text:name="OrgXref.sec-10"/></text:h>
      <text:h text:style-name="Heading_20_1" text:outline-level="1"><text:bookmark-start text:name="OrgXref.sec-11"/><text:bookmark text:name="sec-11"/><text:a xlink:type="simple" xlink:href="../olpc-deployment-guide-summary-of-recommended-tasks.org">Summary of Recommended Tasks</text:a> <text:bookmark-end text:name="OrgXref.sec-11"/></text:h>
      <text:h text:style-name="Heading_20_1" text:outline-level="1"><text:bookmark-start text:name="OrgXref.sec-12"/><text:bookmark text:name="sec-12"/><text:a xlink:type="simple" xlink:href="../olpc-deployment-guide-related-websites.org">Related websites</text:a> <text:bookmark-end text:name="OrgXref.sec-1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SimpleGraphics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CaptionedGraphics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InlineGraphics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InlineFormula" style:family="graphic" style:parent-style-name="Formula">
      <style:graphic-properties text:anchor-type="as-char" svg:y="0cm" fo:margin-left="0.201cm" fo:margin-right="0.201cm" style:vertical-pos="middle" style:vertical-rel="text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 text:min-label-width="0.635cm"/>
      </text:list-level-style-number>
      <text:list-level-style-number text:level="2" style:num-format="">
        <style:list-level-properties text:space-before="1.27cm" text:min-label-width="0.635cm"/>
      </text:list-level-style-number>
      <text:list-level-style-number text:level="3" style:num-format="">
        <style:list-level-properties text:space-before="1.905cm" text:min-label-width="0.635cm"/>
      </text:list-level-style-number>
      <text:list-level-style-number text:level="4" style:num-format="">
        <style:list-level-properties text:space-before="2.54cm" text:min-label-width="0.635cm"/>
      </text:list-level-style-number>
      <text:list-level-style-number text:level="5" style:num-format="">
        <style:list-level-properties text:space-before="3.175cm" text:min-label-width="0.635cm"/>
      </text:list-level-style-number>
      <text:list-level-style-number text:level="6" style:num-format="">
        <style:list-level-properties text:space-before="3.81cm" text:min-label-width="0.635cm"/>
      </text:list-level-style-number>
      <text:list-level-style-number text:level="7" style:num-format="">
        <style:list-level-properties text:space-before="4.445cm" text:min-label-width="0.635cm"/>
      </text:list-level-style-number>
      <text:list-level-style-number text:level="8" style:num-format="">
        <style:list-level-properties text:space-before="5.08cm" text:min-label-width="0.635cm"/>
      </text:list-level-style-number>
      <text:list-level-style-number text:level="9" style:num-format="">
        <style:list-level-properties text:space-before="5.715cm" text:min-label-width="0.635cm"/>
      </text:list-level-style-number>
      <text:list-level-style-number text:level="10" style:num-format="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PC Foundation (c) 2011 One Laptop Per Child Association, Inc.</meta:initial-creator>
    <dc:date>2011-09-12T17:54:45</dc:date>
    <meta:creation-date>2011-09-12</meta:creation-date>
    <meta:generator>LibreOffice/3.4$Linux LibreOffice_project/340m1$Build-302</meta:generator>
    <meta:keyword/>
    <dc:subject/>
    <dc:title>ONE LAPTOP PER CHILD DEPLOYMENT GUIDE 2011</dc:title>
    <meta:document-statistic meta:table-count="0" meta:image-count="0" meta:object-count="0" meta:page-count="1" meta:paragraph-count="13" meta:word-count="43" meta:character-count="323" meta:non-whitespace-character-count="281"/>
    <meta:editing-duration>PT16S</meta:editing-duration>
    <meta:editing-cycles>1</meta:editing-cycles>
  </office:meta>
</office:document-meta>
</file>